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size="14pt" style:font-size-asian="14pt"/>
    </style:style>
    <style:style style:name="T3" style:parent-style-name="Policepardéfaut" style:family="text">
      <style:text-properties fo:font-size="16pt" style:font-size-asian="16pt"/>
    </style:style>
    <style:style style:name="T4" style:parent-style-name="Policepardéfaut" style:family="text">
      <style:text-properties fo:font-size="16pt" style:font-size-asian="16pt"/>
    </style:style>
    <style:style style:name="P5" style:parent-style-name="Normal" style:family="paragraph">
      <style:text-properties fo:font-size="14pt" style:font-size-asian="14pt"/>
    </style:style>
    <style:style style:name="P6" style:parent-style-name="Normal" style:family="paragraph">
      <style:text-properties fo:font-size="14pt" style:font-size-asian="14pt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fo:clip="rect(0in, 0.2338in, 0.08663in, 0.07807in)" style:horizontal-rel="page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fo:clip="rect(0in, 0in, 0.36108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8480" draw:id="id0" draw:style-name="a0" draw:name="Zone de texte 2" text:anchor-type="paragraph" svg:x="12.56806in" svg:y="0.00278in" svg:width="0.89583in" svg:height="0.375in" style:rel-width="scale" style:rel-height="scale"><draw:text-box><text:p text:style-name="P2">Agence</text:p></draw:text-box><svg:title/><svg:desc/></draw:frame><text:span text:style-name="T3"><draw:frame draw:z-index="251658240" draw:style-name="a1" draw:name="Image 2" text:anchor-type="paragraph" svg:x="3.55764in" svg:y="0.01042in" svg:width="4.86458in" svg:height="3.36295in" style:rel-width="scale" style:rel-height="scale"><draw:image xlink:href="media/image1.png" xlink:type="simple" xlink:show="embed" xlink:actuate="onLoad"/><svg:title/><svg:desc>https://scontent-cdg2-1.xx.fbcdn.net/v/t1.15752-9/57186099_271864057079130_5780783044180836352_n.png?_nc_cat=110&amp;_nc_ht=scontent-cdg2-1.xx&amp;oh=1cb0d8318094abfe5cb27b86c465d77c&amp;oe=5D48E44C</svg:desc></draw:frame></text:span><text:span text:style-name="T4">Maquette architecture réseau </text:span>:</text:p>
      <text:p text:style-name="Normal"/>
      <text:p text:style-name="Normal"><draw:frame draw:z-index="251672576" draw:id="id1" draw:style-name="a2" draw:name="Zone de texte 2" text:anchor-type="paragraph" svg:x="3.01597in" svg:y="5.37014in" svg:width="1.25in" svg:height="0.375in" style:rel-width="scale" style:rel-height="scale"><draw:text-box><text:p text:style-name="P5">Site principal</text:p></draw:text-box><svg:title/><svg:desc/></draw:frame><draw:frame draw:z-index="251670528" draw:id="id2" draw:style-name="a3" draw:name="Zone de texte 2" text:anchor-type="paragraph" svg:x="8.83333in" svg:y="4.23681in" svg:width="0.89583in" svg:height="0.375in" style:rel-width="scale" style:rel-height="scale"><draw:text-box><text:p text:style-name="P6">Site 2</text:p></draw:text-box><svg:title/><svg:desc/></draw:frame><draw:connector draw:type="line" svg:x1="4.81805in" svg:y1="2.33125in" svg:x2="4.37014in" svg:y2="5.8625in" draw:z-index="251664384" draw:id="id3" draw:style-name="a4" draw:name="Connecteur droit 7" text:anchor-type="paragraph"><svg:title/><svg:desc/></draw:connector><draw:connector draw:type="line" svg:x1="5.52639in" svg:y1="2.44583in" svg:x2="11.21389in" svg:y2="4.3625in" draw:z-index="251663360" draw:id="id4" draw:style-name="a5" draw:name="Connecteur droit 6" text:anchor-type="paragraph"><svg:title/><svg:desc/></draw:connector><draw:frame draw:z-index="251661312" draw:style-name="a6" draw:name="Image 4" text:anchor-type="paragraph" svg:x="8.74514in" svg:y="4.34167in" svg:width="7.74375in" svg:height="3.38542in" style:rel-width="scale" style:rel-height="scale"><draw:image xlink:href="media/image2.png" xlink:type="simple" xlink:show="embed" xlink:actuate="onLoad"/><svg:title/><svg:desc/></draw:frame><draw:frame draw:z-index="251660288" draw:style-name="a7" draw:name="Image 3" text:anchor-type="paragraph" svg:x="0.01736in" svg:y="5.71389in" svg:width="8.45556in" svg:height="3.28125in" style:rel-width="scale" style:rel-height="scale"><draw:image xlink:href="media/image3.png" xlink:type="simple" xlink:show="embed" xlink:actuate="onLoad"/><svg:title/><svg:desc/></draw:frame><draw:connector draw:type="line" svg:x1="6.09931in" svg:y1="2.24792in" svg:x2="12.83889in" svg:y2="0.99792in" draw:z-index="251662336" draw:id="id5" draw:style-name="a8" draw:name="Connecteur droit 5" text:anchor-type="paragraph"><svg:title/><svg:desc/></draw:connector><draw:frame draw:z-index="251659264" draw:style-name="a9" draw:name="Image 1" text:anchor-type="paragraph" svg:x="11.29722in" svg:y="0.01319in" svg:width="3.96806in" svg:height="4.12022in" style:rel-width="scale" style:rel-height="scale"><draw:image xlink:href="media/image4.png" xlink:type="simple" xlink:show="embed" xlink:actuate="onLoad"/><svg:title/><svg:desc/></draw:frame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6.5354in" fo:page-height="11.693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ORETH GUILLAUME</meta:initial-creator>
    <dc:creator>WORETH GUILLAUME</dc:creator>
    <meta:creation-date>2019-04-10T13:41:00Z</meta:creation-date>
    <dc:date>2019-04-10T14:39:00Z</dc:date>
    <meta:template xlink:href="Normal.dotm" xlink:type="simple"/>
    <meta:editing-cycles>1</meta:editing-cycles>
    <meta:editing-duration>PT3480S</meta:editing-duration>
    <meta:document-statistic meta:page-count="1" meta:paragraph-count="1" meta:word-count="6" meta:character-count="43" meta:row-count="1" meta:non-whitespace-character-count="38"/>
  </office:meta>
</office:document-meta>
</file>